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3.64mm" svg:y="1mm">
            <draw:object draw:notify-on-update-of-ranges="data.A1:data.A1 data.A2:data.A1001 data.B1:data.B1 data.B2:data.B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6.35" calcext:value-type="float">
            <text:p>-36,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.9" calcext:value-type="float">
            <text:p>-10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9.94998" calcext:value-type="float">
            <text:p>-39,94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0.45" calcext:value-type="float">
            <text:p>-20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3.2" calcext:value-type="float">
            <text:p>-33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1.35" calcext:value-type="float">
            <text:p>-31,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2.29998" calcext:value-type="float">
            <text:p>-32,29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3.3" calcext:value-type="float">
            <text:p>-23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2.55" calcext:value-type="float">
            <text:p>-22,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.85" calcext:value-type="float">
            <text:p>-7,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.1" calcext:value-type="float">
            <text:p>-10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.499998" calcext:value-type="float">
            <text:p>-9,499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.550002" calcext:value-type="float">
            <text:p>-9,550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7.79999" calcext:value-type="float">
            <text:p>-27,7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6.84999" calcext:value-type="float">
            <text:p>-26,84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.85" calcext:value-type="float">
            <text:p>-10,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4.7" calcext:value-type="float">
            <text:p>-24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0.24999" calcext:value-type="float">
            <text:p>-30,24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2.54999" calcext:value-type="float">
            <text:p>-32,54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1.49999" calcext:value-type="float">
            <text:p>-31,49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5.79999" calcext:value-type="float">
            <text:p>-25,79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6.19999" calcext:value-type="float">
            <text:p>-26,1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.7" calcext:value-type="float">
            <text:p>-7,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8.65" calcext:value-type="float">
            <text:p>-18,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1.19999" calcext:value-type="float">
            <text:p>-31,1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0.4" calcext:value-type="float">
            <text:p>-20,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8.89998" calcext:value-type="float">
            <text:p>-28,899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0.25" calcext:value-type="float">
            <text:p>-20,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6.25" calcext:value-type="float">
            <text:p>-26,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2.95" calcext:value-type="float">
            <text:p>-32,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2.15" calcext:value-type="float">
            <text:p>-22,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.24999" calcext:value-type="float">
            <text:p>-13,249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3.3" calcext:value-type="float">
            <text:p>-23,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3.7" calcext:value-type="float">
            <text:p>-13,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4.05" calcext:value-type="float">
            <text:p>-14,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3.05" calcext:value-type="float">
            <text:p>-23,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.500005" calcext:value-type="float">
            <text:p>-4,5000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.35" calcext:value-type="float">
            <text:p>-3,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.9" calcext:value-type="float">
            <text:p>-20,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9.64999" calcext:value-type="float">
            <text:p>-29,649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9.05" calcext:value-type="float">
            <text:p>-9,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3.54999" calcext:value-type="float">
            <text:p>-23,54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4.05001" calcext:value-type="float">
            <text:p>-14,05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3.25" calcext:value-type="float">
            <text:p>-23,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5.25" calcext:value-type="float">
            <text:p>-15,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.9" calcext:value-type="float">
            <text:p>-10,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1.19999" calcext:value-type="float">
            <text:p>-21,199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2.84999" calcext:value-type="float">
            <text:p>-32,84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6.64998" calcext:value-type="float">
            <text:p>-26,649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.19999" calcext:value-type="float">
            <text:p>-17,199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9.8" calcext:value-type="float">
            <text:p>-19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.20001" calcext:value-type="float">
            <text:p>-12,20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8.35001" calcext:value-type="float">
            <text:p>-18,35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9.6" calcext:value-type="float">
            <text:p>-19,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.150004" calcext:value-type="float">
            <text:p>-5,1500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.45" calcext:value-type="float">
            <text:p>-2,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4.35" calcext:value-type="float">
            <text:p>-14,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7.15" calcext:value-type="float">
            <text:p>-17,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0.75" calcext:value-type="float">
            <text:p>-20,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.60001" calcext:value-type="float">
            <text:p>-16,60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2.99999" calcext:value-type="float">
            <text:p>-22,999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0.85" calcext:value-type="float">
            <text:p>-20,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2.84999" calcext:value-type="float">
            <text:p>-22,849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1.85001" calcext:value-type="float">
            <text:p>-11,85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.00001" calcext:value-type="float">
            <text:p>-15,0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0.54998" calcext:value-type="float">
            <text:p>-20,549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9.55" calcext:value-type="float">
            <text:p>-19,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1.94998" calcext:value-type="float">
            <text:p>-31,949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9.5" calcext:value-type="float">
            <text:p>-29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7.65" calcext:value-type="float">
            <text:p>-17,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9.40001" calcext:value-type="float">
            <text:p>-19,4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.700003" calcext:value-type="float">
            <text:p>-6,7000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6.60001" calcext:value-type="float">
            <text:p>-16,60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.200002" calcext:value-type="float">
            <text:p>-7,200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.85" calcext:value-type="float">
            <text:p>-1,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.400001" calcext:value-type="float">
            <text:p>-6,40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8.89999" calcext:value-type="float">
            <text:p>-18,899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4.00001" calcext:value-type="float">
            <text:p>-14,0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5.45001" calcext:value-type="float">
            <text:p>-15,45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4.70001" calcext:value-type="float">
            <text:p>-14,70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.750005" calcext:value-type="float">
            <text:p>-4,7500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.35001" calcext:value-type="float">
            <text:p>-16,35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.299999" calcext:value-type="float">
            <text:p>-4,2999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7.6" calcext:value-type="float">
            <text:p>-17,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2.89998" calcext:value-type="float">
            <text:p>-22,899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7.85" calcext:value-type="float">
            <text:p>-17,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4.75001" calcext:value-type="float">
            <text:p>-14,75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.999999" calcext:value-type="float">
            <text:p>-2,9999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.75" calcext:value-type="float">
            <text:p>-5,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.65001" calcext:value-type="float">
            <text:p>-10,65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7.05" calcext:value-type="float">
            <text:p>-17,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.299999" calcext:value-type="float">
            <text:p>-5,2999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.700006" calcext:value-type="float">
            <text:p>-9,7000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4.30001" calcext:value-type="float">
            <text:p>-14,3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3.75" calcext:value-type="float">
            <text:p>-23,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5.90001" calcext:value-type="float">
            <text:p>-15,9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.400006" calcext:value-type="float">
            <text:p>-9,4000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.649999" calcext:value-type="float">
            <text:p>-3,6499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.850011" calcext:value-type="float">
            <text:p>-7,8500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8.9" calcext:value-type="float">
            <text:p>-18,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7.59999" calcext:value-type="float">
            <text:p>-27,599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.050001" calcext:value-type="float">
            <text:p>-2,05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6.350001" calcext:value-type="float">
            <text:p>-6,350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7.69998" calcext:value-type="float">
            <text:p>-27,699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1.7" calcext:value-type="float">
            <text:p>-11,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.250001" calcext:value-type="float">
            <text:p>-7,25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1.90001" calcext:value-type="float">
            <text:p>-11,900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1.99998" calcext:value-type="float">
            <text:p>-21,999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1.50001" calcext:value-type="float">
            <text:p>-11,5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4.85" calcext:value-type="float">
            <text:p>-24,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9.74998" calcext:value-type="float">
            <text:p>-29,749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5.800005" calcext:value-type="float">
            <text:p>-5,8000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5.85001" calcext:value-type="float">
            <text:p>-15,850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0.24998" calcext:value-type="float">
            <text:p>-20,249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8.9" calcext:value-type="float">
            <text:p>-18,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5.34999" calcext:value-type="float">
            <text:p>-25,3499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5.90001" calcext:value-type="float">
            <text:p>-15,90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5.8" calcext:value-type="float">
            <text:p>-25,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9.75" calcext:value-type="float">
            <text:p>-19,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0.2" calcext:value-type="float">
            <text:p>-10,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4.05" calcext:value-type="float">
            <text:p>-14,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7.900006" calcext:value-type="float">
            <text:p>-7,9000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8.650003" calcext:value-type="float">
            <text:p>-8,6500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6.90001" calcext:value-type="float">
            <text:p>-16,9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3.900002" calcext:value-type="float">
            <text:p>-3,9000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7.950007" calcext:value-type="float">
            <text:p>-7,9500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3.59999" calcext:value-type="float">
            <text:p>-23,599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0.15" calcext:value-type="float">
            <text:p>-20,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.40001" calcext:value-type="float">
            <text:p>-16,4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0.45001" calcext:value-type="float">
            <text:p>-20,45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1.2" calcext:value-type="float">
            <text:p>-21,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9.45" calcext:value-type="float">
            <text:p>-19,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33.64999" calcext:value-type="float">
            <text:p>-33,649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.999998" calcext:value-type="float">
            <text:p>-6,9999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5.80001" calcext:value-type="float">
            <text:p>-15,8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.349999" calcext:value-type="float">
            <text:p>-4,3499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5.25" calcext:value-type="float">
            <text:p>-15,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2.95001" calcext:value-type="float">
            <text:p>-12,95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8.55001" calcext:value-type="float">
            <text:p>-8,55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0.9" calcext:value-type="float">
            <text:p>-20,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4.85" calcext:value-type="float">
            <text:p>-14,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1.64999" calcext:value-type="float">
            <text:p>-21,649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9.450006" calcext:value-type="float">
            <text:p>-9,4500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.4" calcext:value-type="float">
            <text:p>-6,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2.64999" calcext:value-type="float">
            <text:p>-22,649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.700001" calcext:value-type="float">
            <text:p>-1,70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.65" calcext:value-type="float">
            <text:p>-2,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1.2" calcext:value-type="float">
            <text:p>-21,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8.85" calcext:value-type="float">
            <text:p>-18,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1.74999" calcext:value-type="float">
            <text:p>-31,749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4.15" calcext:value-type="float">
            <text:p>-14,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099997" calcext:value-type="float">
            <text:p>1,0999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9.600008" calcext:value-type="float">
            <text:p>-9,6000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7.550002" calcext:value-type="float">
            <text:p>-7,5500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8.45001" calcext:value-type="float">
            <text:p>-18,450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5.9" calcext:value-type="float">
            <text:p>-5,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.800009" calcext:value-type="float">
            <text:p>-8,8000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.45001" calcext:value-type="float">
            <text:p>-11,45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9.95001" calcext:value-type="float">
            <text:p>-9,950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2.00001" calcext:value-type="float">
            <text:p>-12,000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2.20001" calcext:value-type="float">
            <text:p>-12,20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0.2" calcext:value-type="float">
            <text:p>-20,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4.74999" calcext:value-type="float">
            <text:p>-24,749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0.55001" calcext:value-type="float">
            <text:p>-10,55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0.69999" calcext:value-type="float">
            <text:p>-20,699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7.800001" calcext:value-type="float">
            <text:p>-7,8000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0.69999" calcext:value-type="float">
            <text:p>-20,699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5.45001" calcext:value-type="float">
            <text:p>-15,450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.250001" calcext:value-type="float">
            <text:p>-5,2500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.000001" calcext:value-type="float">
            <text:p>-6,0000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9.800002" calcext:value-type="float">
            <text:p>-9,8000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6.24998" calcext:value-type="float">
            <text:p>-26,24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99996" calcext:value-type="float">
            <text:p>0,6999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5.75001" calcext:value-type="float">
            <text:p>-15,750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8.3" calcext:value-type="float">
            <text:p>-18,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2.79999" calcext:value-type="float">
            <text:p>-22,799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9.300007" calcext:value-type="float">
            <text:p>-9,3000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9.84999" calcext:value-type="float">
            <text:p>-19,84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.4" calcext:value-type="float">
            <text:p>-5,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6.64999" calcext:value-type="float">
            <text:p>-26,649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5.64999" calcext:value-type="float">
            <text:p>-25,649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.45001" calcext:value-type="float">
            <text:p>-11,45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3.95001" calcext:value-type="float">
            <text:p>-13,95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0.25001" calcext:value-type="float">
            <text:p>-10,25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5.69999" calcext:value-type="float">
            <text:p>-25,699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8.50001" calcext:value-type="float">
            <text:p>-18,500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0.35001" calcext:value-type="float">
            <text:p>-10,350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8.65001" calcext:value-type="float">
            <text:p>-8,65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6500025" calcext:value-type="float">
            <text:p>-0,65000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2.95001" calcext:value-type="float">
            <text:p>-12,95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0.45" calcext:value-type="float">
            <text:p>-20,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.749999" calcext:value-type="float">
            <text:p>-3,7499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9.7" calcext:value-type="float">
            <text:p>-19,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9.55" calcext:value-type="float">
            <text:p>-19,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7.45001" calcext:value-type="float">
            <text:p>-17,45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6.7" calcext:value-type="float">
            <text:p>-6,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8.95" calcext:value-type="float">
            <text:p>-18,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.8" calcext:value-type="float">
            <text:p>-11,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6.90001" calcext:value-type="float">
            <text:p>-16,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5.35001" calcext:value-type="float">
            <text:p>-15,35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4.00001" calcext:value-type="float">
            <text:p>-14,0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9.950006" calcext:value-type="float">
            <text:p>-9,9500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8.30001" calcext:value-type="float">
            <text:p>-18,3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.300001" calcext:value-type="float">
            <text:p>-2,30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7.54999" calcext:value-type="float">
            <text:p>-27,5499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750001" calcext:value-type="float">
            <text:p>5,75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9.900009" calcext:value-type="float">
            <text:p>-9,9000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.25" calcext:value-type="float">
            <text:p>-3,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3.84998" calcext:value-type="float">
            <text:p>-23,849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0.8" calcext:value-type="float">
            <text:p>-10,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5.049999" calcext:value-type="float">
            <text:p>-5,04999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4.9" calcext:value-type="float">
            <text:p>-14,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6.199999" calcext:value-type="float">
            <text:p>-6,19999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0.50001" calcext:value-type="float">
            <text:p>-10,500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4.599999" calcext:value-type="float">
            <text:p>-4,59999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2.55001" calcext:value-type="float">
            <text:p>-12,55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1.50001" calcext:value-type="float">
            <text:p>-11,5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6.300001" calcext:value-type="float">
            <text:p>-6,30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4.94998" calcext:value-type="float">
            <text:p>-24,949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1.19999" calcext:value-type="float">
            <text:p>-21,1999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9.600009" calcext:value-type="float">
            <text:p>-9,6000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.90001" calcext:value-type="float">
            <text:p>-16,900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3.65001" calcext:value-type="float">
            <text:p>-13,65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0.40001" calcext:value-type="float">
            <text:p>-10,400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4.05001" calcext:value-type="float">
            <text:p>-14,05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.75" calcext:value-type="float">
            <text:p>-4,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8.850012" calcext:value-type="float">
            <text:p>-8,8500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7.95" calcext:value-type="float">
            <text:p>-17,9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0.5" calcext:value-type="float">
            <text:p>-20,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7.45" calcext:value-type="float">
            <text:p>-17,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.6" calcext:value-type="float">
            <text:p>-11,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8.100001" calcext:value-type="float">
            <text:p>-8,10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.75" calcext:value-type="float">
            <text:p>-16,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4.85" calcext:value-type="float">
            <text:p>-24,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5.65" calcext:value-type="float">
            <text:p>-15,6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8.39998" calcext:value-type="float">
            <text:p>-18,3999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7.900004" calcext:value-type="float">
            <text:p>-7,9000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999999" calcext:value-type="float">
            <text:p>1,9999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5.40001" calcext:value-type="float">
            <text:p>-15,4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9.50001" calcext:value-type="float">
            <text:p>-9,5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0.8" calcext:value-type="float">
            <text:p>-10,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6.70001" calcext:value-type="float">
            <text:p>-16,7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.45" calcext:value-type="float">
            <text:p>-2,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0.9" calcext:value-type="float">
            <text:p>-20,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4.399998" calcext:value-type="float">
            <text:p>-4,3999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699998" calcext:value-type="float">
            <text:p>2,6999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0.55" calcext:value-type="float">
            <text:p>-10,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4999352" calcext:value-type="float">
            <text:p>0,0499935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2.30001" calcext:value-type="float">
            <text:p>-12,3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6.800004" calcext:value-type="float">
            <text:p>-6,80000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3.14998" calcext:value-type="float">
            <text:p>-23,149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5.15001" calcext:value-type="float">
            <text:p>-15,15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6.9" calcext:value-type="float">
            <text:p>-16,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3000011" calcext:value-type="float">
            <text:p>-0,30000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6.35001" calcext:value-type="float">
            <text:p>-16,35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.65001" calcext:value-type="float">
            <text:p>-16,650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3.50001" calcext:value-type="float">
            <text:p>-13,5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1.99999" calcext:value-type="float">
            <text:p>-31,9999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3.65" calcext:value-type="float">
            <text:p>-13,6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0.80001" calcext:value-type="float">
            <text:p>-10,8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6.450002" calcext:value-type="float">
            <text:p>-6,4500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2.35001" calcext:value-type="float">
            <text:p>-12,350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1.85001" calcext:value-type="float">
            <text:p>-11,850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5.55" calcext:value-type="float">
            <text:p>-15,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0.89999" calcext:value-type="float">
            <text:p>-20,8999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6.450004" calcext:value-type="float">
            <text:p>-6,45000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049999" calcext:value-type="float">
            <text:p>4,0499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.799999" calcext:value-type="float">
            <text:p>-2,79999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1.75" calcext:value-type="float">
            <text:p>-21,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0.70001" calcext:value-type="float">
            <text:p>-10,7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5.85001" calcext:value-type="float">
            <text:p>-15,850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7.90001" calcext:value-type="float">
            <text:p>-17,9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00003814697" calcext:value-type="float">
            <text:p>-3,814697E-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0.85001" calcext:value-type="float">
            <text:p>-10,85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8.75001" calcext:value-type="float">
            <text:p>-8,75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9.84999" calcext:value-type="float">
            <text:p>-19,8499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4.90001" calcext:value-type="float">
            <text:p>-14,9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2.00001" calcext:value-type="float">
            <text:p>-12,0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2.75" calcext:value-type="float">
            <text:p>-22,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0.95" calcext:value-type="float">
            <text:p>-20,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2.30001" calcext:value-type="float">
            <text:p>-12,300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1.55" calcext:value-type="float">
            <text:p>-21,5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450001" calcext:value-type="float">
            <text:p>5,4500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5.54998" calcext:value-type="float">
            <text:p>-25,549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.65" calcext:value-type="float">
            <text:p>-16,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299999" calcext:value-type="float">
            <text:p>1,2999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4.30001" calcext:value-type="float">
            <text:p>-14,300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9.300001" calcext:value-type="float">
            <text:p>-9,3000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3.5" calcext:value-type="float">
            <text:p>-23,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4.999999" calcext:value-type="float">
            <text:p>-4,99999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0.05001" calcext:value-type="float">
            <text:p>-10,050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7.95" calcext:value-type="float">
            <text:p>-17,9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7.15" calcext:value-type="float">
            <text:p>-17,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800001" calcext:value-type="float">
            <text:p>5,8000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3.50001" calcext:value-type="float">
            <text:p>-13,5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.50001" calcext:value-type="float">
            <text:p>-16,500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9.500005" calcext:value-type="float">
            <text:p>-9,5000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.35001" calcext:value-type="float">
            <text:p>-16,350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2.85" calcext:value-type="float">
            <text:p>-22,8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8.85001" calcext:value-type="float">
            <text:p>-8,850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9.7" calcext:value-type="float">
            <text:p>-19,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6.84999" calcext:value-type="float">
            <text:p>-26,8499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7.85" calcext:value-type="float">
            <text:p>-17,8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8.2" calcext:value-type="float">
            <text:p>-18,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4.45001" calcext:value-type="float">
            <text:p>-14,450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2.05001" calcext:value-type="float">
            <text:p>-12,050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3.15" calcext:value-type="float">
            <text:p>-13,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9.550007" calcext:value-type="float">
            <text:p>-9,5500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4.05001" calcext:value-type="float">
            <text:p>-14,05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.2" calcext:value-type="float">
            <text:p>-11,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7.35" calcext:value-type="float">
            <text:p>-7,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3.45001" calcext:value-type="float">
            <text:p>-13,45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2.05001" calcext:value-type="float">
            <text:p>-12,05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5.25001" calcext:value-type="float">
            <text:p>-15,25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4.85" calcext:value-type="float">
            <text:p>-14,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9.150007" calcext:value-type="float">
            <text:p>-9,1500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3.00001" calcext:value-type="float">
            <text:p>-13,0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0.95001" calcext:value-type="float">
            <text:p>-10,95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2.00001" calcext:value-type="float">
            <text:p>-12,000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4.299999" calcext:value-type="float">
            <text:p>-4,29999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.00001" calcext:value-type="float">
            <text:p>-16,000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8.299999" calcext:value-type="float">
            <text:p>-8,29999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4.20001" calcext:value-type="float">
            <text:p>-14,200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5" calcext:value-type="float">
            <text:p>6,8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4.949999" calcext:value-type="float">
            <text:p>-4,94999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.80001" calcext:value-type="float">
            <text:p>-16,800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5.90001" calcext:value-type="float">
            <text:p>-15,900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0.1" calcext:value-type="float">
            <text:p>-10,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4.15001" calcext:value-type="float">
            <text:p>-14,150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8.800004" calcext:value-type="float">
            <text:p>-8,8000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.85" calcext:value-type="float">
            <text:p>-2,8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8.750011" calcext:value-type="float">
            <text:p>-8,7500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8.650007" calcext:value-type="float">
            <text:p>-8,6500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9.500011" calcext:value-type="float">
            <text:p>-9,5000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6.700007" calcext:value-type="float">
            <text:p>-6,7000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2.35001" calcext:value-type="float">
            <text:p>-12,350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8.099998" calcext:value-type="float">
            <text:p>-8,09999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9.250002" calcext:value-type="float">
            <text:p>-9,25000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6.2" calcext:value-type="float">
            <text:p>-16,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6.950004" calcext:value-type="float">
            <text:p>-6,95000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1.35001" calcext:value-type="float">
            <text:p>-11,350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2.80001" calcext:value-type="float">
            <text:p>-12,800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85" calcext:value-type="float">
            <text:p>4,8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8.89999" calcext:value-type="float">
            <text:p>-18,899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.799999" calcext:value-type="float">
            <text:p>-2,79999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2.25001" calcext:value-type="float">
            <text:p>-12,2500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3.749999" calcext:value-type="float">
            <text:p>-3,74999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8.8" calcext:value-type="float">
            <text:p>-18,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05000019" calcext:value-type="float">
            <text:p>-0,0500001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.69999" calcext:value-type="float">
            <text:p>-18,6999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1.6" calcext:value-type="float">
            <text:p>-21,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3.10001" calcext:value-type="float">
            <text:p>-13,1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2.85001" calcext:value-type="float">
            <text:p>-12,8500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8.100008" calcext:value-type="float">
            <text:p>-8,10000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9.200007" calcext:value-type="float">
            <text:p>-9,2000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.850005" calcext:value-type="float">
            <text:p>-2,85000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.25" calcext:value-type="float">
            <text:p>-11,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3.75" calcext:value-type="float">
            <text:p>-23,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33.69999" calcext:value-type="float">
            <text:p>-33,6999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6.549999" calcext:value-type="float">
            <text:p>-6,54999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8.15001" calcext:value-type="float">
            <text:p>-8,150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8.650006" calcext:value-type="float">
            <text:p>-8,6500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7.299999" calcext:value-type="float">
            <text:p>-7,29999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9.5" calcext:value-type="float">
            <text:p>-19,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0.80001" calcext:value-type="float">
            <text:p>-10,800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20.35" calcext:value-type="float">
            <text:p>-20,3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9.900003" calcext:value-type="float">
            <text:p>-9,90000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7.2" calcext:value-type="float">
            <text:p>-17,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4.20001" calcext:value-type="float">
            <text:p>-14,200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.45" calcext:value-type="float">
            <text:p>-16,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4.95" calcext:value-type="float">
            <text:p>-24,9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0.05001" calcext:value-type="float">
            <text:p>-10,050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.900002" calcext:value-type="float">
            <text:p>-2,9000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31.65" calcext:value-type="float">
            <text:p>-31,6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5.80001" calcext:value-type="float">
            <text:p>-15,8000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5.00001" calcext:value-type="float">
            <text:p>-15,000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549999" calcext:value-type="float">
            <text:p>5,54999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9.200006" calcext:value-type="float">
            <text:p>-9,2000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1.80001" calcext:value-type="float">
            <text:p>-11,800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20.9" calcext:value-type="float">
            <text:p>-20,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0.29999" calcext:value-type="float">
            <text:p>-20,2999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0.15" calcext:value-type="float">
            <text:p>-20,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5.35001" calcext:value-type="float">
            <text:p>-15,350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8.65" calcext:value-type="float">
            <text:p>-8,6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1.29999" calcext:value-type="float">
            <text:p>-21,2999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5.85001" calcext:value-type="float">
            <text:p>-15,850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449998" calcext:value-type="float">
            <text:p>3,44999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.8" calcext:value-type="float">
            <text:p>-16,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6.55" calcext:value-type="float">
            <text:p>-16,5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0.65001" calcext:value-type="float">
            <text:p>-10,650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49994" calcext:value-type="float">
            <text:p>1,44999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0.60001" calcext:value-type="float">
            <text:p>-10,600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4.55001" calcext:value-type="float">
            <text:p>-14,5500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.35" calcext:value-type="float">
            <text:p>-2,3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2.55001" calcext:value-type="float">
            <text:p>-12,5500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23.45" calcext:value-type="float">
            <text:p>-23,4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7.500007" calcext:value-type="float">
            <text:p>-7,50000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.40001" calcext:value-type="float">
            <text:p>-11,4000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2.75001" calcext:value-type="float">
            <text:p>-12,7500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3.45001" calcext:value-type="float">
            <text:p>-13,450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8.45" calcext:value-type="float">
            <text:p>-18,4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7.400004" calcext:value-type="float">
            <text:p>-7,4000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2.30001" calcext:value-type="float">
            <text:p>-12,300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4.30001" calcext:value-type="float">
            <text:p>-14,3000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8.25001" calcext:value-type="float">
            <text:p>-8,2500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1.6" calcext:value-type="float">
            <text:p>-21,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7.599999" calcext:value-type="float">
            <text:p>-7,59999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5.650002" calcext:value-type="float">
            <text:p>-5,65000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7.75" calcext:value-type="float">
            <text:p>-17,7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8.650009" calcext:value-type="float">
            <text:p>-8,65000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3.05001" calcext:value-type="float">
            <text:p>-13,0500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6.7" calcext:value-type="float">
            <text:p>-16,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9.650001" calcext:value-type="float">
            <text:p>-9,65000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2.80001" calcext:value-type="float">
            <text:p>-12,800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1.00001" calcext:value-type="float">
            <text:p>-11,0000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8.75" calcext:value-type="float">
            <text:p>-18,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8.650008" calcext:value-type="float">
            <text:p>-8,65000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200001" calcext:value-type="float">
            <text:p>6,20000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5.75001" calcext:value-type="float">
            <text:p>-15,7500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3.65" calcext:value-type="float">
            <text:p>-13,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0.9" calcext:value-type="float">
            <text:p>-20,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4.449999" calcext:value-type="float">
            <text:p>-4,44999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3.40001" calcext:value-type="float">
            <text:p>-13,4000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.50001" calcext:value-type="float">
            <text:p>-11,5000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5.00001" calcext:value-type="float">
            <text:p>-15,000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750001" calcext:value-type="float">
            <text:p>4,7500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150001" calcext:value-type="float">
            <text:p>6,1500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9.200006" calcext:value-type="float">
            <text:p>-9,20000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4.999999" calcext:value-type="float">
            <text:p>-4,99999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5.85" calcext:value-type="float">
            <text:p>-5,8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4.15" calcext:value-type="float">
            <text:p>-14,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.25" calcext:value-type="float">
            <text:p>-16,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25.84999" calcext:value-type="float">
            <text:p>-25,8499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0.60001" calcext:value-type="float">
            <text:p>-10,600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.650005" calcext:value-type="float">
            <text:p>-2,65000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7.450006" calcext:value-type="float">
            <text:p>-7,45000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7.15" calcext:value-type="float">
            <text:p>-17,1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2.9" calcext:value-type="float">
            <text:p>-12,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3.65001" calcext:value-type="float">
            <text:p>-13,6500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7.90001" calcext:value-type="float">
            <text:p>-17,9000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.1" calcext:value-type="float">
            <text:p>-16,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2.25" calcext:value-type="float">
            <text:p>-12,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6.499999" calcext:value-type="float">
            <text:p>-6,49999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2.80001" calcext:value-type="float">
            <text:p>-12,800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0.05001" calcext:value-type="float">
            <text:p>-10,0500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6.40001" calcext:value-type="float">
            <text:p>-16,4000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2.00001" calcext:value-type="float">
            <text:p>-12,0000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25" calcext:value-type="float">
            <text:p>-0,2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3.75001" calcext:value-type="float">
            <text:p>-13,750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8.650007" calcext:value-type="float">
            <text:p>-8,65000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4.90001" calcext:value-type="float">
            <text:p>-14,900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8.150003" calcext:value-type="float">
            <text:p>-8,15000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1.55001" calcext:value-type="float">
            <text:p>-11,550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20.84999" calcext:value-type="float">
            <text:p>-20,8499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2.25001" calcext:value-type="float">
            <text:p>-12,2500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.25" calcext:value-type="float">
            <text:p>-16,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8.950002" calcext:value-type="float">
            <text:p>-8,95000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9.95" calcext:value-type="float">
            <text:p>-19,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7.90001" calcext:value-type="float">
            <text:p>-17,900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.800007" calcext:value-type="float">
            <text:p>-1,80000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0.10001" calcext:value-type="float">
            <text:p>-10,10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9.45" calcext:value-type="float">
            <text:p>-19,4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350001" calcext:value-type="float">
            <text:p>6,3500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7.2" calcext:value-type="float">
            <text:p>-17,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0.95001" calcext:value-type="float">
            <text:p>-10,950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0.95001" calcext:value-type="float">
            <text:p>-10,950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250001" calcext:value-type="float">
            <text:p>6,25000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8.100012" calcext:value-type="float">
            <text:p>-8,10001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9.800006" calcext:value-type="float">
            <text:p>-9,8000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4.55" calcext:value-type="float">
            <text:p>-14,5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649997" calcext:value-type="float">
            <text:p>1,6499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.000007" calcext:value-type="float">
            <text:p>-1,00000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8.00001" calcext:value-type="float">
            <text:p>-18,000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0.80001" calcext:value-type="float">
            <text:p>-10,800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7.15001" calcext:value-type="float">
            <text:p>-17,1500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32.75" calcext:value-type="float">
            <text:p>-32,7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0.75001" calcext:value-type="float">
            <text:p>-10,7500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5.05001" calcext:value-type="float">
            <text:p>-15,0500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7.099999" calcext:value-type="float">
            <text:p>-7,09999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9.45001" calcext:value-type="float">
            <text:p>-9,4500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6.45" calcext:value-type="float">
            <text:p>-16,4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.50001" calcext:value-type="float">
            <text:p>-11,500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7.500006" calcext:value-type="float">
            <text:p>-7,5000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9.55" calcext:value-type="float">
            <text:p>-19,5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7.750004" calcext:value-type="float">
            <text:p>-7,75000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.299997" calcext:value-type="float">
            <text:p>3,29999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50001" calcext:value-type="float">
            <text:p>6,85000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20.95" calcext:value-type="float">
            <text:p>-20,9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23.85001" calcext:value-type="float">
            <text:p>-23,850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8.55001" calcext:value-type="float">
            <text:p>-8,550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5.85" calcext:value-type="float">
            <text:p>-15,8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5.2" calcext:value-type="float">
            <text:p>-5,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0.75" calcext:value-type="float">
            <text:p>-10,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9.35001" calcext:value-type="float">
            <text:p>-9,3500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7.350003" calcext:value-type="float">
            <text:p>-7,3500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4.950006" calcext:value-type="float">
            <text:p>-4,95000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1.70001" calcext:value-type="float">
            <text:p>-11,7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399994" calcext:value-type="float">
            <text:p>1,39999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6.750006" calcext:value-type="float">
            <text:p>-6,75000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21.95" calcext:value-type="float">
            <text:p>-21,9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3.050003" calcext:value-type="float">
            <text:p>-3,0500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4.90001" calcext:value-type="float">
            <text:p>-14,9000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7.1" calcext:value-type="float">
            <text:p>-17,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0.1500006" calcext:value-type="float">
            <text:p>-0,150000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1.70001" calcext:value-type="float">
            <text:p>-11,7000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550001" calcext:value-type="float">
            <text:p>6,5500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6.700005" calcext:value-type="float">
            <text:p>-6,7000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9.750004" calcext:value-type="float">
            <text:p>-9,75000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0.65001" calcext:value-type="float">
            <text:p>-10,650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8.950006" calcext:value-type="float">
            <text:p>-8,95000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3.25001" calcext:value-type="float">
            <text:p>-13,250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3.95001" calcext:value-type="float">
            <text:p>-13,9500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6.70001" calcext:value-type="float">
            <text:p>-16,7000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2.450003" calcext:value-type="float">
            <text:p>-2,4500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9.30001" calcext:value-type="float">
            <text:p>-9,300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0.70001" calcext:value-type="float">
            <text:p>-10,7000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5.40001" calcext:value-type="float">
            <text:p>-15,4000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2.30001" calcext:value-type="float">
            <text:p>-12,3000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0.95001" calcext:value-type="float">
            <text:p>-10,950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4.049998" calcext:value-type="float">
            <text:p>-4,04999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22.79999" calcext:value-type="float">
            <text:p>-22,7999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8.39999" calcext:value-type="float">
            <text:p>-18,3999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399996" calcext:value-type="float">
            <text:p>3,39999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5.000006" calcext:value-type="float">
            <text:p>-5,0000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8.500004" calcext:value-type="float">
            <text:p>-8,50000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0.6" calcext:value-type="float">
            <text:p>-10,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2.20001" calcext:value-type="float">
            <text:p>-12,2000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2.05001" calcext:value-type="float">
            <text:p>-12,050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5.449999" calcext:value-type="float">
            <text:p>-5,44999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7.7" calcext:value-type="float">
            <text:p>-17,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.55" calcext:value-type="float">
            <text:p>-11,5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0.45001" calcext:value-type="float">
            <text:p>-10,450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0.60001" calcext:value-type="float">
            <text:p>-10,6000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9.450004" calcext:value-type="float">
            <text:p>-9,45000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250001" calcext:value-type="float">
            <text:p>6,25000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2.1" calcext:value-type="float">
            <text:p>-12,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2.45001" calcext:value-type="float">
            <text:p>-12,450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7.500005" calcext:value-type="float">
            <text:p>-7,5000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7.450005" calcext:value-type="float">
            <text:p>-7,4500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4.299998" calcext:value-type="float">
            <text:p>-4,29999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349998" calcext:value-type="float">
            <text:p>3,34999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8.650013" calcext:value-type="float">
            <text:p>-8,6500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8.70001" calcext:value-type="float">
            <text:p>-8,7000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9.250004" calcext:value-type="float">
            <text:p>-9,25000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7.500007" calcext:value-type="float">
            <text:p>-7,50000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9.550007" calcext:value-type="float">
            <text:p>-9,5500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5.949999" calcext:value-type="float">
            <text:p>-5,94999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050001" calcext:value-type="float">
            <text:p>7,05000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7.249999" calcext:value-type="float">
            <text:p>-7,24999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1.2" calcext:value-type="float">
            <text:p>-11,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349998" calcext:value-type="float">
            <text:p>3,34999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9.44999" calcext:value-type="float">
            <text:p>-19,4499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0.00001" calcext:value-type="float">
            <text:p>-10,0000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7.950011" calcext:value-type="float">
            <text:p>-7,9500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8.550006" calcext:value-type="float">
            <text:p>-8,55000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6.25001" calcext:value-type="float">
            <text:p>-16,250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349999" calcext:value-type="float">
            <text:p>4,34999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9.450002" calcext:value-type="float">
            <text:p>-9,45000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849999" calcext:value-type="float">
            <text:p>1,84999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0.85001" calcext:value-type="float">
            <text:p>-10,8500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.40001" calcext:value-type="float">
            <text:p>-11,4000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450001" calcext:value-type="float">
            <text:p>7,45000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4.499999" calcext:value-type="float">
            <text:p>-4,49999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10.65001" calcext:value-type="float">
            <text:p>-10,6500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350001" calcext:value-type="float">
            <text:p>6,3500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21.99999" calcext:value-type="float">
            <text:p>-21,9999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4.299999" calcext:value-type="float">
            <text:p>-4,29999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8.600001" calcext:value-type="float">
            <text:p>-8,60000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8.250006" calcext:value-type="float">
            <text:p>-8,25000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4.75" calcext:value-type="float">
            <text:p>-4,7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6.400002" calcext:value-type="float">
            <text:p>-6,40000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3.75001" calcext:value-type="float">
            <text:p>-13,7500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.749999" calcext:value-type="float">
            <text:p>-3,74999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.85" calcext:value-type="float">
            <text:p>-1,8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6.049998" calcext:value-type="float">
            <text:p>-6,04999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149999" calcext:value-type="float">
            <text:p>1,14999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.750001" calcext:value-type="float">
            <text:p>-1,75000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2.45001" calcext:value-type="float">
            <text:p>-12,4500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99996" calcext:value-type="float">
            <text:p>0,69999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3.00001" calcext:value-type="float">
            <text:p>-13,000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9.00001" calcext:value-type="float">
            <text:p>-9,000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3.94998" calcext:value-type="float">
            <text:p>-13,9499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9.10001" calcext:value-type="float">
            <text:p>-9,100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2.59999" calcext:value-type="float">
            <text:p>-12,5999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4.65" calcext:value-type="float">
            <text:p>-4,6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150001" calcext:value-type="float">
            <text:p>6,1500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24.14999" calcext:value-type="float">
            <text:p>-24,1499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0.4000034" calcext:value-type="float">
            <text:p>-0,400003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250001" calcext:value-type="float">
            <text:p>6,25000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150001" calcext:value-type="float">
            <text:p>5,1500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050001" calcext:value-type="float">
            <text:p>6,05000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250001" calcext:value-type="float">
            <text:p>6,2500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450001" calcext:value-type="float">
            <text:p>8,45000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.15001" calcext:value-type="float">
            <text:p>-11,1500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7.500007" calcext:value-type="float">
            <text:p>-7,50000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799995" calcext:value-type="float">
            <text:p>2,79999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5.60001" calcext:value-type="float">
            <text:p>-15,6000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0.60001" calcext:value-type="float">
            <text:p>-10,6000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350001" calcext:value-type="float">
            <text:p>4,3500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5.15001" calcext:value-type="float">
            <text:p>-15,150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4.499999" calcext:value-type="float">
            <text:p>-4,49999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149998" calcext:value-type="float">
            <text:p>2,14999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18.05" calcext:value-type="float">
            <text:p>-18,0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45" calcext:value-type="float">
            <text:p>4,4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050001" calcext:value-type="float">
            <text:p>8,05000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4.20001" calcext:value-type="float">
            <text:p>-14,2000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450001" calcext:value-type="float">
            <text:p>7,45000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4.699999" calcext:value-type="float">
            <text:p>-4,69999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5.35" calcext:value-type="float">
            <text:p>-15,3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5.95001" calcext:value-type="float">
            <text:p>-15,950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24.09999" calcext:value-type="float">
            <text:p>-24,0999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349999" calcext:value-type="float">
            <text:p>5,34999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749999" calcext:value-type="float">
            <text:p>4,74999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50001" calcext:value-type="float">
            <text:p>6,75000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3.70001" calcext:value-type="float">
            <text:p>-13,7000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9.15" calcext:value-type="float">
            <text:p>-9,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15" calcext:value-type="float">
            <text:p>4,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950001" calcext:value-type="float">
            <text:p>6,9500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8.800012" calcext:value-type="float">
            <text:p>-8,80001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.25" calcext:value-type="float">
            <text:p>-11,2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6.550001" calcext:value-type="float">
            <text:p>-6,55000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5.95001" calcext:value-type="float">
            <text:p>-15,9500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150001" calcext:value-type="float">
            <text:p>6,15000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.350001" calcext:value-type="float">
            <text:p>5,3500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28.49999" calcext:value-type="float">
            <text:p>-28,4999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.149999" calcext:value-type="float">
            <text:p>5,14999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.35001" calcext:value-type="float">
            <text:p>-11,3500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4999352" calcext:value-type="float">
            <text:p>0,0499935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12.70001" calcext:value-type="float">
            <text:p>-12,7000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550001" calcext:value-type="float">
            <text:p>6,55000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549999" calcext:value-type="float">
            <text:p>5,54999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9.500009" calcext:value-type="float">
            <text:p>-9,50000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649999" calcext:value-type="float">
            <text:p>3,64999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9.000011" calcext:value-type="float">
            <text:p>-9,00001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.450001" calcext:value-type="float">
            <text:p>8,45000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5.049999" calcext:value-type="float">
            <text:p>-5,04999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649997" calcext:value-type="float">
            <text:p>3,64999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8.650006" calcext:value-type="float">
            <text:p>-8,65000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2499971" calcext:value-type="float">
            <text:p>0,249997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6.90001" calcext:value-type="float">
            <text:p>-16,900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8.4" calcext:value-type="float">
            <text:p>-18,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450001" calcext:value-type="float">
            <text:p>7,45000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5.199999" calcext:value-type="float">
            <text:p>-5,19999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8.350008" calcext:value-type="float">
            <text:p>-8,35000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949998" calcext:value-type="float">
            <text:p>2,94999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3.85" calcext:value-type="float">
            <text:p>-3,8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8.200008" calcext:value-type="float">
            <text:p>-8,20000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7.400009" calcext:value-type="float">
            <text:p>-7,40000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1.70001" calcext:value-type="float">
            <text:p>-11,7000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.85001" calcext:value-type="float">
            <text:p>-11,8500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5.00001" calcext:value-type="float">
            <text:p>-15,0000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949996" calcext:value-type="float">
            <text:p>2,94999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500008" calcext:value-type="float">
            <text:p>0,950000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.850001" calcext:value-type="float">
            <text:p>5,85000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5.299999" calcext:value-type="float">
            <text:p>-5,29999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4.25001" calcext:value-type="float">
            <text:p>-14,2500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5.799999" calcext:value-type="float">
            <text:p>-5,79999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3.799999" calcext:value-type="float">
            <text:p>-3,79999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500001" calcext:value-type="float">
            <text:p>4,50000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5.85001" calcext:value-type="float">
            <text:p>-15,8500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350001" calcext:value-type="float">
            <text:p>6,35000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749999" calcext:value-type="float">
            <text:p>4,74999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2.799999" calcext:value-type="float">
            <text:p>-2,79999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7.150001" calcext:value-type="float">
            <text:p>-7,15000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6.049999" calcext:value-type="float">
            <text:p>-6,04999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1.40001" calcext:value-type="float">
            <text:p>-11,400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050001" calcext:value-type="float">
            <text:p>7,05000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499999" calcext:value-type="float">
            <text:p>3,49999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50001" calcext:value-type="float">
            <text:p>6,65000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5" calcext:value-type="float">
            <text:p>6,8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5.65001" calcext:value-type="float">
            <text:p>-15,6500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7.600008" calcext:value-type="float">
            <text:p>-7,60000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0.30001" calcext:value-type="float">
            <text:p>-10,300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6.100005" calcext:value-type="float">
            <text:p>-6,10000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23.3" calcext:value-type="float">
            <text:p>-23,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8.900002" calcext:value-type="float">
            <text:p>-8,90000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85" calcext:value-type="float">
            <text:p>4,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9.300006" calcext:value-type="float">
            <text:p>-9,30000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950001" calcext:value-type="float">
            <text:p>5,95000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0.70001" calcext:value-type="float">
            <text:p>-10,7000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550001" calcext:value-type="float">
            <text:p>7,55000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299998" calcext:value-type="float">
            <text:p>4,29999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9.150009" calcext:value-type="float">
            <text:p>-9,15000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.400001" calcext:value-type="float">
            <text:p>5,40000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349999" calcext:value-type="float">
            <text:p>4,34999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.85" calcext:value-type="float">
            <text:p>-11,8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0.40001" calcext:value-type="float">
            <text:p>-10,4000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549998" calcext:value-type="float">
            <text:p>2,54999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450001" calcext:value-type="float">
            <text:p>7,45000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550001" calcext:value-type="float">
            <text:p>7,55000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14.40001" calcext:value-type="float">
            <text:p>-14,4000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350001" calcext:value-type="float">
            <text:p>7,35000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4.249999" calcext:value-type="float">
            <text:p>-4,24999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15.10001" calcext:value-type="float">
            <text:p>-15,1000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749999" calcext:value-type="float">
            <text:p>2,74999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7.1" calcext:value-type="float">
            <text:p>-17,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2.40001" calcext:value-type="float">
            <text:p>-12,4000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9.700003" calcext:value-type="float">
            <text:p>-9,70000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2.6" calcext:value-type="float">
            <text:p>-2,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249999" calcext:value-type="float">
            <text:p>3,24999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5.35" calcext:value-type="float">
            <text:p>-5,3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5.049998" calcext:value-type="float">
            <text:p>-5,04999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7.500012" calcext:value-type="float">
            <text:p>-7,50001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9.200009" calcext:value-type="float">
            <text:p>-9,20000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7.250006" calcext:value-type="float">
            <text:p>-7,25000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16.3" calcext:value-type="float">
            <text:p>-16,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249998" calcext:value-type="float">
            <text:p>1,24999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950001" calcext:value-type="float">
            <text:p>5,95000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5.45001" calcext:value-type="float">
            <text:p>-15,4500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9.65001" calcext:value-type="float">
            <text:p>-19,650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650001" calcext:value-type="float">
            <text:p>6,65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4T11:11:31.644000000</dc:date>
    <meta:editing-duration>PT1M2S</meta:editing-duration>
    <meta:editing-cycles>1</meta:editing-cycles>
    <meta:document-statistic meta:table-count="1" meta:cell-count="20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jecución Enemigo</text:p>
        </chart:title>
        <chart:subtitle svg:x="6.514cm" svg:y="1.275cm" chart:style-name="ch3">
          <text:p>Death penalty -1</text:p>
        </chart:subtitle>
        <chart:legend chart:legend-position="end" svg:x="12.645cm" svg:y="4.201cm" style:legend-expansion="high" chart:style-name="ch4"/>
        <chart:plot-area chart:style-name="ch5" table:cell-range-address="data.A1:data.B1001" chart:data-source-has-labels="row" svg:x="1.331cm" svg:y="2.138cm" svg:width="10.994cm" svg:height="5.701cm">
          <chartooo:coordinate-region svg:x="2.058cm" svg:y="2.337cm" svg:width="9.895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8">
            <chart:title svg:x="0.451cm" svg:y="6.011cm" chart:style-name="ch9">
              <text:p>Recompensa</text:p>
            </chart:title>
            <chart:grid chart:style-name="ch10" chart:class="major"/>
          </chart:axis>
          <chart:series chart:style-name="ch11" chart:values-cell-range-address="data.B2:data.B1001" chart:label-cell-address="data.B1:data.B1" chart:class="chart:scatter">
            <chart:domain table:cell-range-address="data.A2:data.A1001"/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001</svg:desc>
                </draw:g>
              </table:table-cell>
              <table:table-cell office:value-type="float" office:value="-36.35">
                <text:p>-36.35</text:p>
                <draw:g>
                  <svg:desc>data.B2:data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9.94998">
                <text:p>-39.94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0.45">
                <text:p>-20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31.35">
                <text:p>-31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2.29998">
                <text:p>-32.2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22.55">
                <text:p>-22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7.85">
                <text:p>-7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9.499998">
                <text:p>-9.4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9.550002">
                <text:p>-9.55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27.79999">
                <text:p>-27.7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26.84999">
                <text:p>-26.84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0.85">
                <text:p>-1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4.7">
                <text:p>-24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30.24999">
                <text:p>-30.24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32.54999">
                <text:p>-32.54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31.49999">
                <text:p>-31.4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25.79999">
                <text:p>-25.7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26.19999">
                <text:p>-26.1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8.65">
                <text:p>-18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31.19999">
                <text:p>-31.1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20.4">
                <text:p>-2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28.89998">
                <text:p>-28.8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26.25">
                <text:p>-26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32.95">
                <text:p>-32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22.15">
                <text:p>-22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3.24999">
                <text:p>-13.24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3.7">
                <text:p>-1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4.05">
                <text:p>-14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23.05">
                <text:p>-23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4.500005">
                <text:p>-4.5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3.35">
                <text:p>-3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29.64999">
                <text:p>-29.64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9.05">
                <text:p>-9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23.54999">
                <text:p>-23.54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4.05001">
                <text:p>-14.05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21.19999">
                <text:p>-21.1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32.84999">
                <text:p>-32.84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26.64998">
                <text:p>-26.64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7.19999">
                <text:p>-17.1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9.8">
                <text:p>-19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2.20001">
                <text:p>-12.2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8.35001">
                <text:p>-18.35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9.6">
                <text:p>-1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5.150004">
                <text:p>-5.150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4.35">
                <text:p>-1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7.15">
                <text:p>-17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6.60001">
                <text:p>-16.6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22.99999">
                <text:p>-22.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20.85">
                <text:p>-20.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22.84999">
                <text:p>-22.84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11.85001">
                <text:p>-11.85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5.00001">
                <text:p>-15.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20.54998">
                <text:p>-20.54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19.55">
                <text:p>-19.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31.94998">
                <text:p>-31.94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17.65">
                <text:p>-17.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9.40001">
                <text:p>-19.4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6.700003">
                <text:p>-6.700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6.60001">
                <text:p>-16.6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7.200002">
                <text:p>-7.2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6.400001">
                <text:p>-6.4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18.89999">
                <text:p>-18.8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4.00001">
                <text:p>-14.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15.45001">
                <text:p>-15.45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14.70001">
                <text:p>-14.7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4.750005">
                <text:p>-4.750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16.35001">
                <text:p>-16.35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4.299999">
                <text:p>-4.2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22.89998">
                <text:p>-22.89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17.85">
                <text:p>-17.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14.75001">
                <text:p>-14.75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2.999999">
                <text:p>-2.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10.65001">
                <text:p>-10.65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5.299999">
                <text:p>-5.2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9.700006">
                <text:p>-9.700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14.30001">
                <text:p>-14.3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15.90001">
                <text:p>-15.9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9.400006">
                <text:p>-9.4000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3.649999">
                <text:p>-3.64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7.850011">
                <text:p>-7.8500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18.9">
                <text:p>-18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27.59999">
                <text:p>-27.5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2.050001">
                <text:p>-2.05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6.350001">
                <text:p>-6.35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27.69998">
                <text:p>-27.6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7.250001">
                <text:p>-7.25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11.90001">
                <text:p>-11.9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21.99998">
                <text:p>-21.99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1.50001">
                <text:p>-11.5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24.85">
                <text:p>-24.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29.74998">
                <text:p>-29.74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5.800005">
                <text:p>-5.8000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5.85001">
                <text:p>-15.85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20.24998">
                <text:p>-20.24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18.9">
                <text:p>-18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25.34999">
                <text:p>-25.34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15.90001">
                <text:p>-15.9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25.8">
                <text:p>-25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14.05">
                <text:p>-14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7.900006">
                <text:p>-7.900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8.650003">
                <text:p>-8.650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16.90001">
                <text:p>-16.9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3.900002">
                <text:p>-3.900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7.950007">
                <text:p>-7.950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23.59999">
                <text:p>-23.599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20.15">
                <text:p>-20.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16.40001">
                <text:p>-16.4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20.45001">
                <text:p>-20.45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19.45">
                <text:p>-19.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33.64999">
                <text:p>-33.64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6.999998">
                <text:p>-6.999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15.80001">
                <text:p>-15.8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4.349999">
                <text:p>-4.34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12.95001">
                <text:p>-12.95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8.55001">
                <text:p>-8.55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14.85">
                <text:p>-14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21.64999">
                <text:p>-21.64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9.450006">
                <text:p>-9.4500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22.64999">
                <text:p>-22.64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1.700001">
                <text:p>-1.7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18.85">
                <text:p>-18.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31.74999">
                <text:p>-31.74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4.15">
                <text:p>-14.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099997">
                <text:p>1.0999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9.600008">
                <text:p>-9.6000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7.550002">
                <text:p>-7.5500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18.45001">
                <text:p>-18.45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8.800009">
                <text:p>-8.8000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1.45001">
                <text:p>-11.45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9.95001">
                <text:p>-9.95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2.00001">
                <text:p>-12.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2.20001">
                <text:p>-12.2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24.74999">
                <text:p>-24.74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0.55001">
                <text:p>-10.55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20.69999">
                <text:p>-20.69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7.800001">
                <text:p>-7.8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20.69999">
                <text:p>-20.69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15.45001">
                <text:p>-15.45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5.250001">
                <text:p>-5.25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6.000001">
                <text:p>-6.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9.800002">
                <text:p>-9.8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26.24998">
                <text:p>-26.249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99996">
                <text:p>0.6999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15.75001">
                <text:p>-15.75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18.3">
                <text:p>-18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22.79999">
                <text:p>-22.799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9.300007">
                <text:p>-9.3000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19.84999">
                <text:p>-19.84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26.64999">
                <text:p>-26.64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25.64999">
                <text:p>-25.64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11.45001">
                <text:p>-11.45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3.95001">
                <text:p>-13.95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10.25001">
                <text:p>-10.25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25.69999">
                <text:p>-25.6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18.50001">
                <text:p>-18.5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10.35001">
                <text:p>-10.35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8.65001">
                <text:p>-8.65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6500025">
                <text:p>-0.65000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12.95001">
                <text:p>-12.95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20.45">
                <text:p>-20.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3.749999">
                <text:p>-3.7499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19.7">
                <text:p>-19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19.55">
                <text:p>-19.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17.45001">
                <text:p>-17.45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18.95">
                <text:p>-18.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16.90001">
                <text:p>-16.90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15.35001">
                <text:p>-15.350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14.00001">
                <text:p>-14.00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9.950006">
                <text:p>-9.950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18.30001">
                <text:p>-18.30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2.300001">
                <text:p>-2.300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27.54999">
                <text:p>-27.54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750001">
                <text:p>5.750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9.900009">
                <text:p>-9.9000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23.84998">
                <text:p>-23.849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5.049999">
                <text:p>-5.049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14.9">
                <text:p>-14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6.199999">
                <text:p>-6.1999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10.50001">
                <text:p>-10.50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4.599999">
                <text:p>-4.599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12.55001">
                <text:p>-12.55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11.50001">
                <text:p>-11.500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6.300001">
                <text:p>-6.3000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24.94998">
                <text:p>-24.94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21.19999">
                <text:p>-21.199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9.600009">
                <text:p>-9.6000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6.90001">
                <text:p>-16.900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13.65001">
                <text:p>-13.65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10.40001">
                <text:p>-10.400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14.05001">
                <text:p>-14.050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8.850012">
                <text:p>-8.8500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17.95">
                <text:p>-17.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17.45">
                <text:p>-17.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8.100001">
                <text:p>-8.100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24.85">
                <text:p>-24.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15.65">
                <text:p>-15.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18.39998">
                <text:p>-18.399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7.900004">
                <text:p>-7.9000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999999">
                <text:p>1.9999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5.40001">
                <text:p>-15.400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9.50001">
                <text:p>-9.500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16.70001">
                <text:p>-16.7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4.399998">
                <text:p>-4.399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699998">
                <text:p>2.699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-10.55">
                <text:p>-10.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4999352">
                <text:p>0.049993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12.30001">
                <text:p>-12.30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-6.800004">
                <text:p>-6.8000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23.14998">
                <text:p>-23.14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-15.15001">
                <text:p>-15.15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0.3000011">
                <text:p>-0.30000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16.35001">
                <text:p>-16.350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-16.65001">
                <text:p>-16.65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-13.50001">
                <text:p>-13.5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-31.99999">
                <text:p>-31.999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13.65">
                <text:p>-13.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10.80001">
                <text:p>-10.8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6.450002">
                <text:p>-6.450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12.35001">
                <text:p>-12.350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11.85001">
                <text:p>-11.85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15.55">
                <text:p>-15.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20.89999">
                <text:p>-20.899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6.450004">
                <text:p>-6.450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049999">
                <text:p>4.0499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-2.799999">
                <text:p>-2.7999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-21.75">
                <text:p>-21.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-15.85001">
                <text:p>-15.85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17.90001">
                <text:p>-17.9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.000003814697">
                <text:p>-0.0000038146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-10.85001">
                <text:p>-10.85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-8.75001">
                <text:p>-8.750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-19.84999">
                <text:p>-19.849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-14.90001">
                <text:p>-14.90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12.00001">
                <text:p>-12.00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20.95">
                <text:p>-20.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12.30001">
                <text:p>-12.300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21.55">
                <text:p>-21.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450001">
                <text:p>5.450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25.54998">
                <text:p>-25.549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16.65">
                <text:p>-16.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299999">
                <text:p>1.2999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14.30001">
                <text:p>-14.3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9.300001">
                <text:p>-9.3000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4.999999">
                <text:p>-4.9999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10.05001">
                <text:p>-10.050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17.95">
                <text:p>-17.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-17.15">
                <text:p>-17.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800001">
                <text:p>5.8000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13.50001">
                <text:p>-13.50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16.50001">
                <text:p>-16.50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9.500005">
                <text:p>-9.5000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16.35001">
                <text:p>-16.350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-22.85">
                <text:p>-22.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8.85001">
                <text:p>-8.85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19.7">
                <text:p>-19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26.84999">
                <text:p>-26.849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17.85">
                <text:p>-17.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18.2">
                <text:p>-18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14.45001">
                <text:p>-14.45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12.05001">
                <text:p>-12.05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13.15">
                <text:p>-13.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9.550007">
                <text:p>-9.550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14.05001">
                <text:p>-14.050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7.35">
                <text:p>-7.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13.45001">
                <text:p>-13.45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12.05001">
                <text:p>-12.05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15.25001">
                <text:p>-15.25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14.85">
                <text:p>-14.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9.150007">
                <text:p>-9.1500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13.00001">
                <text:p>-13.000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12.00001">
                <text:p>-12.000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4.299999">
                <text:p>-4.2999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16.00001">
                <text:p>-16.000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8.299999">
                <text:p>-8.2999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4.949999">
                <text:p>-4.9499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16.80001">
                <text:p>-16.80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15.90001">
                <text:p>-15.90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-14.15001">
                <text:p>-14.15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8.800004">
                <text:p>-8.8000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8.750011">
                <text:p>-8.7500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8.650007">
                <text:p>-8.6500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9.500011">
                <text:p>-9.5000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6.700007">
                <text:p>-6.7000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12.35001">
                <text:p>-12.35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8.099998">
                <text:p>-8.0999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9.250002">
                <text:p>-9.2500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6.950004">
                <text:p>-6.9500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11.35001">
                <text:p>-11.350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12.80001">
                <text:p>-12.80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18.89999">
                <text:p>-18.89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2.799999">
                <text:p>-2.7999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12.25001">
                <text:p>-12.250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3.749999">
                <text:p>-3.749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18.8">
                <text:p>-18.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0.05000019">
                <text:p>-0.050000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18.69999">
                <text:p>-18.699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13.10001">
                <text:p>-13.100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12.85001">
                <text:p>-12.850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8.100008">
                <text:p>-8.1000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9.200007">
                <text:p>-9.2000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2.850005">
                <text:p>-2.8500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33.69999">
                <text:p>-33.699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6.549999">
                <text:p>-6.549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8.15001">
                <text:p>-8.150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8.650006">
                <text:p>-8.6500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7.299999">
                <text:p>-7.2999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10.80001">
                <text:p>-10.800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20.35">
                <text:p>-20.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9.900003">
                <text:p>-9.9000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16.45">
                <text:p>-16.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24.95">
                <text:p>-24.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10.05001">
                <text:p>-10.050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31.65">
                <text:p>-31.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15.80001">
                <text:p>-15.800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15.00001">
                <text:p>-15.000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549999">
                <text:p>5.5499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9.200006">
                <text:p>-9.2000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11.80001">
                <text:p>-11.800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20.29999">
                <text:p>-20.299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20.15">
                <text:p>-20.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15.35001">
                <text:p>-15.350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8.65">
                <text:p>-8.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21.29999">
                <text:p>-21.29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15.85001">
                <text:p>-15.850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.449998">
                <text:p>3.4499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16.55">
                <text:p>-16.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10.65001">
                <text:p>-10.650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449994">
                <text:p>1.4499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10.60001">
                <text:p>-10.600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14.55001">
                <text:p>-14.550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12.55001">
                <text:p>-12.550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23.45">
                <text:p>-23.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7.500007">
                <text:p>-7.5000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11.40001">
                <text:p>-11.40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12.75001">
                <text:p>-12.750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-13.45001">
                <text:p>-13.450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18.45">
                <text:p>-18.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7.400004">
                <text:p>-7.40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12.30001">
                <text:p>-12.300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14.30001">
                <text:p>-14.300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8.25001">
                <text:p>-8.25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7.599999">
                <text:p>-7.5999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5.650002">
                <text:p>-5.6500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8.650009">
                <text:p>-8.6500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13.05001">
                <text:p>-13.050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16.7">
                <text:p>-16.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9.650001">
                <text:p>-9.6500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12.80001">
                <text:p>-12.800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11.00001">
                <text:p>-11.000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8.650008">
                <text:p>-8.6500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.200001">
                <text:p>6.2000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15.75001">
                <text:p>-15.750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13.65">
                <text:p>-13.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4.449999">
                <text:p>-4.449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13.40001">
                <text:p>-13.400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11.50001">
                <text:p>-11.500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15.00001">
                <text:p>-15.000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750001">
                <text:p>4.7500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.150001">
                <text:p>6.1500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9.200006">
                <text:p>-9.2000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4.999999">
                <text:p>-4.999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14.15">
                <text:p>-14.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25.84999">
                <text:p>-25.849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-10.60001">
                <text:p>-10.600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2.650005">
                <text:p>-2.6500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7.450006">
                <text:p>-7.4500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17.15">
                <text:p>-17.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-13.65001">
                <text:p>-13.650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-17.90001">
                <text:p>-17.900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16.1">
                <text:p>-16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-6.499999">
                <text:p>-6.4999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-12.80001">
                <text:p>-12.800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-10.05001">
                <text:p>-10.050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16.40001">
                <text:p>-16.400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12.00001">
                <text:p>-12.00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-13.75001">
                <text:p>-13.750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8.650007">
                <text:p>-8.6500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14.90001">
                <text:p>-14.900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8.150003">
                <text:p>-8.1500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11.55001">
                <text:p>-11.550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20.84999">
                <text:p>-20.849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12.25001">
                <text:p>-12.250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8.950002">
                <text:p>-8.9500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19.95">
                <text:p>-19.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17.90001">
                <text:p>-17.900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1.800007">
                <text:p>-1.8000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10.10001">
                <text:p>-10.100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19.45">
                <text:p>-19.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.350001">
                <text:p>6.3500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6.250001">
                <text:p>6.2500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8.100012">
                <text:p>-8.1000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9.800006">
                <text:p>-9.8000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14.55">
                <text:p>-14.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649997">
                <text:p>1.6499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1.000007">
                <text:p>-1.0000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18.00001">
                <text:p>-18.000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10.80001">
                <text:p>-10.800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17.15001">
                <text:p>-17.150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32.75">
                <text:p>-32.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10.75001">
                <text:p>-10.750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-15.05001">
                <text:p>-15.050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-7.099999">
                <text:p>-7.09999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9.45001">
                <text:p>-9.450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16.45">
                <text:p>-16.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-11.50001">
                <text:p>-11.500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7.500006">
                <text:p>-7.5000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19.55">
                <text:p>-19.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-7.750004">
                <text:p>-7.7500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.299997">
                <text:p>3.2999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6.850001">
                <text:p>6.8500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20.95">
                <text:p>-20.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23.85001">
                <text:p>-23.850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8.55001">
                <text:p>-8.550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15.85">
                <text:p>-15.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9.35001">
                <text:p>-9.350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7.350003">
                <text:p>-7.3500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4.950006">
                <text:p>-4.9500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11.70001">
                <text:p>-11.700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399994">
                <text:p>1.399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6.750006">
                <text:p>-6.7500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21.95">
                <text:p>-21.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3.050003">
                <text:p>-3.0500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14.90001">
                <text:p>-14.900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0.1500006">
                <text:p>-0.15000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11.70001">
                <text:p>-11.70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6.550001">
                <text:p>6.5500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6.700005">
                <text:p>-6.7000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9.750004">
                <text:p>-9.7500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10.65001">
                <text:p>-10.650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8.950006">
                <text:p>-8.9500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13.25001">
                <text:p>-13.250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13.95001">
                <text:p>-13.950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16.70001">
                <text:p>-16.700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2.450003">
                <text:p>-2.4500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9.30001">
                <text:p>-9.300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15.40001">
                <text:p>-15.400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12.30001">
                <text:p>-12.300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4.049998">
                <text:p>-4.0499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22.79999">
                <text:p>-22.799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18.39999">
                <text:p>-18.399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.399996">
                <text:p>3.3999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5.000006">
                <text:p>-5.0000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8.500004">
                <text:p>-8.5000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12.20001">
                <text:p>-12.200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12.05001">
                <text:p>-12.050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5.449999">
                <text:p>-5.4499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10.45001">
                <text:p>-10.450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10.60001">
                <text:p>-10.600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9.450004">
                <text:p>-9.4500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6.250001">
                <text:p>6.2500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-12.45001">
                <text:p>-12.450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-7.500005">
                <text:p>-7.5000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-7.450005">
                <text:p>-7.4500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-4.299998">
                <text:p>-4.2999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-8.650013">
                <text:p>-8.6500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8.70001">
                <text:p>-8.700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-9.250004">
                <text:p>-9.250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7.500007">
                <text:p>-7.5000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-9.550007">
                <text:p>-9.5500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5.949999">
                <text:p>-5.9499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050001">
                <text:p>7.0500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-7.249999">
                <text:p>-7.2499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349998">
                <text:p>3.34999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-19.44999">
                <text:p>-19.449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-10.00001">
                <text:p>-10.000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-7.950011">
                <text:p>-7.9500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-8.550006">
                <text:p>-8.5500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16.25001">
                <text:p>-16.250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349999">
                <text:p>4.3499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-9.450002">
                <text:p>-9.4500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849999">
                <text:p>1.8499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-10.85001">
                <text:p>-10.850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11.40001">
                <text:p>-11.400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450001">
                <text:p>7.4500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4.499999">
                <text:p>-4.4999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-10.65001">
                <text:p>-10.650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6.350001">
                <text:p>6.3500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-21.99999">
                <text:p>-21.9999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-4.299999">
                <text:p>-4.2999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-8.600001">
                <text:p>-8.6000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-8.250006">
                <text:p>-8.2500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-6.400002">
                <text:p>-6.4000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13.75001">
                <text:p>-13.750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-3.749999">
                <text:p>-3.7499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-6.049998">
                <text:p>-6.0499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149999">
                <text:p>1.1499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-1.750001">
                <text:p>-1.7500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-12.45001">
                <text:p>-12.450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699996">
                <text:p>0.6999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-13.00001">
                <text:p>-13.000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-9.00001">
                <text:p>-9.000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-13.94998">
                <text:p>-13.949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-9.10001">
                <text:p>-9.100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-12.59999">
                <text:p>-12.599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-4.65">
                <text:p>-4.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.150001">
                <text:p>6.1500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-24.14999">
                <text:p>-24.149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-0.4000034">
                <text:p>-0.40000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6.250001">
                <text:p>6.2500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5.150001">
                <text:p>5.1500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.050001">
                <text:p>6.0500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6.250001">
                <text:p>6.2500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450001">
                <text:p>8.4500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-11.15001">
                <text:p>-11.150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-7.500007">
                <text:p>-7.5000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799995">
                <text:p>2.7999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-15.60001">
                <text:p>-15.600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-10.60001">
                <text:p>-10.600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350001">
                <text:p>4.3500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-15.15001">
                <text:p>-15.150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-4.499999">
                <text:p>-4.4999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149998">
                <text:p>2.1499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050001">
                <text:p>8.0500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450001">
                <text:p>7.4500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-4.699999">
                <text:p>-4.6999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-15.35">
                <text:p>-15.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-15.95001">
                <text:p>-15.950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-24.09999">
                <text:p>-24.099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5.349999">
                <text:p>5.3499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749999">
                <text:p>4.74999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6.750001">
                <text:p>6.7500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-13.70001">
                <text:p>-13.700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-9.15">
                <text:p>-9.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6.950001">
                <text:p>6.9500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-8.800012">
                <text:p>-8.8000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-6.550001">
                <text:p>-6.5500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-15.95001">
                <text:p>-15.950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6.150001">
                <text:p>6.1500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5.350001">
                <text:p>5.3500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-28.49999">
                <text:p>-28.4999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5.149999">
                <text:p>5.1499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-11.35001">
                <text:p>-11.350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04999352">
                <text:p>0.049993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-12.70001">
                <text:p>-12.700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6.550001">
                <text:p>6.5500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.549999">
                <text:p>5.5499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-9.500009">
                <text:p>-9.50000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649999">
                <text:p>3.6499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-9.000011">
                <text:p>-9.0000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8.450001">
                <text:p>8.4500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-5.049999">
                <text:p>-5.0499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649997">
                <text:p>3.6499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-8.650006">
                <text:p>-8.6500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2499971">
                <text:p>0.24999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-16.90001">
                <text:p>-16.900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450001">
                <text:p>7.45000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-5.199999">
                <text:p>-5.1999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-8.350008">
                <text:p>-8.35000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-8.200008">
                <text:p>-8.2000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-7.400009">
                <text:p>-7.4000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-11.70001">
                <text:p>-11.7000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-11.85001">
                <text:p>-11.850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-15.00001">
                <text:p>-15.000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949996">
                <text:p>2.94999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9500008">
                <text:p>0.95000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5.850001">
                <text:p>5.8500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-5.299999">
                <text:p>-5.2999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-14.25001">
                <text:p>-14.250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-5.799999">
                <text:p>-5.7999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-3.799999">
                <text:p>-3.79999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500001">
                <text:p>4.5000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-15.85001">
                <text:p>-15.850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6.350001">
                <text:p>6.3500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749999">
                <text:p>4.7499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-2.799999">
                <text:p>-2.79999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-7.150001">
                <text:p>-7.1500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-6.049999">
                <text:p>-6.04999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-11.40001">
                <text:p>-11.400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050001">
                <text:p>7.0500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499999">
                <text:p>3.49999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-15.65001">
                <text:p>-15.650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-7.600008">
                <text:p>-7.6000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-10.30001">
                <text:p>-10.3000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-6.100005">
                <text:p>-6.1000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-8.900002">
                <text:p>-8.9000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-9.300006">
                <text:p>-9.3000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5.950001">
                <text:p>5.9500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550001">
                <text:p>7.5500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299998">
                <text:p>4.2999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-9.150009">
                <text:p>-9.1500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5.400001">
                <text:p>5.40000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349999">
                <text:p>4.3499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-11.85">
                <text:p>-11.8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-10.40001">
                <text:p>-10.400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549998">
                <text:p>2.54999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450001">
                <text:p>7.4500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550001">
                <text:p>7.5500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-14.40001">
                <text:p>-14.400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350001">
                <text:p>7.3500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-4.249999">
                <text:p>-4.2499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-15.10001">
                <text:p>-15.100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749999">
                <text:p>2.7499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-12.40001">
                <text:p>-12.400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-9.700003">
                <text:p>-9.70000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249999">
                <text:p>3.24999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-5.35">
                <text:p>-5.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-5.049998">
                <text:p>-5.0499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-7.500012">
                <text:p>-7.5000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-9.200009">
                <text:p>-9.20000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-7.250006">
                <text:p>-7.2500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249998">
                <text:p>1.2499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5.950001">
                <text:p>5.9500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-15.45001">
                <text:p>-15.4500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-19.65001">
                <text:p>-19.650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.650001">
                <text:p>6.65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